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rting a Streamlit app into a React.js app can indeed improve scalability, especially for more complex applications that require a more robust frontend architecture. Below is a step-by-step guide to help you transition from a Streamlit app to a React.js app:</text:p>
      <text:p text:style-name="Standard"/>
      <text:p text:style-name="Standard">### 1. **Understand the Components of Your Streamlit App**</text:p>
      <text:p text:style-name="Standard"><text:s text:c="3"/>- **Identify the UI Components**: Break down your Streamlit app into its individual UI components (e.g., buttons, sliders, charts).</text:p>
      <text:p text:style-name="Standard"><text:s text:c="3"/>- **Identify the Backend Logic**: Identify the Python code that handles data processing, API calls, and other backend logic.</text:p>
      <text:p text:style-name="Standard"/>
      <text:p text:style-name="Standard">### 2. **Set Up a React.js Project**</text:p>
      <text:p text:style-name="Standard"><text:s text:c="3"/>- **Create a New React App**: Use `create-react-app` or `vite` to set up a new React.js project.</text:p>
      <text:p text:style-name="Standard"><text:s text:c="5"/>```bash</text:p>
      <text:p text:style-name="Standard"><text:s text:c="5"/>npx create-react-app my-react-app</text:p>
      <text:p text:style-name="Standard"><text:s text:c="5"/>cd my-react-app</text:p>
      <text:p text:style-name="Standard"><text:s text:c="5"/>npm start</text:p>
      <text:p text:style-name="Standard"><text:s text:c="5"/>```</text:p>
      <text:p text:style-name="Standard"><text:s text:c="3"/>- **Install Necessary Packages**: Install any necessary packages for your React app, such as `axios` for API calls, `react-router-dom` for routing, and any UI libraries like `Material-UI` or `Ant Design`.</text:p>
      <text:p text:style-name="Standard"/>
      <text:p text:style-name="Standard">### 3. **Rebuild the UI Components in React**</text:p>
      <text:p text:style-name="Standard"><text:s text:c="3"/>- **Convert Streamlit Components to React Components**:</text:p>
      <text:p text:style-name="Standard"><text:s text:c="5"/>- **Buttons**: Use `&lt;button&gt;` or a UI library button component.</text:p>
      <text:p text:style-name="Standard"><text:s text:c="5"/>- **Sliders**: Use `&lt;input type="range"&gt;` or a UI library slider component.</text:p>
      <text:p text:style-name="Standard"><text:s text:c="5"/>- **Charts**: Use libraries like `Chart.js`, `D3.js`, or `Recharts` for charts.</text:p>
      <text:p text:style-name="Standard"><text:s text:c="5"/>- **Forms**: Use `&lt;form&gt;` and `&lt;input&gt;` elements or a form library like `Formik`.</text:p>
      <text:p text:style-name="Standard"><text:s text:c="3"/>- **State Management**: Use React's `useState` and `useEffect` hooks to manage state and side effects.</text:p>
      <text:p text:style-name="Standard"/>
      <text:p text:style-name="Standard">### 4. **Integrate Backend Logic**</text:p>
      <text:p text:style-name="Standard"><text:s text:c="3"/>- **Create a Backend API**: If your Streamlit app had backend logic, you'll need to create a backend API using a framework like Flask, Django, or FastAPI.</text:p>
      <text:p text:style-name="Standard"><text:s text:c="3"/>- **API Calls**: Use `axios` or `fetch` to make API calls from your React app to your backend.</text:p>
      <text:p text:style-name="Standard"><text:s text:c="3"/>- **State Management**: Use `useState` and `useEffect` to manage the state of your data and API responses.</text:p>
      <text:p text:style-name="Standard"/>
      <text:p text:style-name="Standard">### 5. **Handle Routing**</text:p>
      <text:p text:style-name="Standard"><text:s text:c="3"/>- **Set Up Routing**: If your Streamlit app had multiple pages, use `react-router-dom` to set up routing in your React app.</text:p>
      <text:p text:style-name="Standard"><text:s text:c="5"/>```jsx</text:p>
      <text:p text:style-name="Standard"><text:s text:c="5"/>import { BrowserRouter as Router, Route, Switch } from 'react-router-dom';</text:p>
      <text:p text:style-name="Standard"/>
      <text:p text:style-name="Standard"><text:s text:c="5"/>function App() {</text:p>
      <text:p text:style-name="Standard"><text:s text:c="7"/>return (</text:p>
      <text:p text:style-name="Standard"><text:s text:c="9"/>&lt;Router&gt;</text:p>
      <text:p text:style-name="Standard"><text:s text:c="11"/>&lt;Switch&gt;</text:p>
      <text:p text:style-name="Standard"><text:s text:c="13"/>&lt;Route path="/" exact component={Home} /&gt;</text:p>
      <text:p text:style-name="Standard"><text:s text:c="13"/>&lt;Route path="/about" component={About} /&gt;</text:p>
      <text:p text:style-name="Standard"><text:s text:c="13"/>&lt;Route path="/contact" component={Contact} /&gt;</text:p>
      <text:p text:style-name="Standard"><text:soft-page-break/><text:s text:c="11"/>&lt;/Switch&gt;</text:p>
      <text:p text:style-name="Standard"><text:s text:c="9"/>&lt;/Router&gt;</text:p>
      <text:p text:style-name="Standard"><text:s text:c="7"/>);</text:p>
      <text:p text:style-name="Standard"><text:s text:c="5"/>}</text:p>
      <text:p text:style-name="Standard"><text:s text:c="5"/>```</text:p>
      <text:p text:style-name="Standard"/>
      <text:p text:style-name="Standard">### 6. **Optimize Performance**</text:p>
      <text:p text:style-name="Standard"><text:s text:c="3"/>- **Lazy Loading**: Use React's `React.lazy` and `Suspense` for lazy loading components.</text:p>
      <text:p text:style-name="Standard"><text:s text:c="3"/>- **Code Splitting**: Use Webpack's code splitting to reduce the initial load time.</text:p>
      <text:p text:style-name="Standard"><text:s text:c="3"/>- **Memoization**: Use `React.memo` to memoize components and prevent unnecessary re-renders.</text:p>
      <text:p text:style-name="Standard"/>
      <text:p text:style-name="Standard">### 7. **Testing**</text:p>
      <text:p text:style-name="Standard"><text:s text:c="3"/>- **Unit Testing**: Use `Jest` and `React Testing Library` to write unit tests for your components.</text:p>
      <text:p text:style-name="Standard"><text:s text:c="3"/>- **End-to-End Testing**: Use tools like `Cypress` or `Puppeteer` for end-to-end testing.</text:p>
      <text:p text:style-name="Standard"/>
      <text:p text:style-name="Standard">### 8. **Deployment**</text:p>
      <text:p text:style-name="Standard"><text:s text:c="3"/>- **Build the React App**: Run `npm run build` to create a production-ready build of your React app.</text:p>
      <text:p text:style-name="Standard"><text:s text:c="3"/>- **Deploy the Backend**: Deploy your backend API to a cloud service like AWS, Heroku, or DigitalOcean.</text:p>
      <text:p text:style-name="Standard"><text:s text:c="3"/>- **Deploy the Frontend**: Deploy your React app to a static hosting service like Netlify, Vercel, or GitHub Pages.</text:p>
      <text:p text:style-name="Standard"/>
      <text:p text:style-name="Standard">### 9. **Monitor and Scale**</text:p>
      <text:p text:style-name="Standard"><text:s text:c="3"/>- **Monitoring**: Use tools like `Sentry` for error tracking and `New Relic` for performance monitoring.</text:p>
      <text:p text:style-name="Standard"><text:s text:c="3"/>- **Scaling**: Consider using serverless functions or microservices for scaling your backend.</text:p>
      <text:p text:style-name="Standard"/>
      <text:p text:style-name="Standard">### Example: Converting a Simple Streamlit App to React</text:p>
      <text:p text:style-name="Standard"/>
      <text:p text:style-name="Standard">**Streamlit App (Python)**</text:p>
      <text:p text:style-name="Standard">```python</text:p>
      <text:p text:style-name="Standard">import streamlit as st</text:p>
      <text:p text:style-name="Standard"/>
      <text:p text:style-name="Standard">st.title("Simple Streamlit App")</text:p>
      <text:p text:style-name="Standard"/>
      <text:p text:style-name="Standard">name = st.text_input("Enter your name")</text:p>
      <text:p text:style-name="Standard">if st.button("Submit"):</text:p>
      <text:p text:style-name="Standard"><text:s text:c="4"/>st.write(f"Hello, {name}!")</text:p>
      <text:p text:style-name="Standard">```</text:p>
      <text:p text:style-name="Standard"/>
      <text:p text:style-name="Standard">**React App (JavaScript)**</text:p>
      <text:p text:style-name="Standard">```jsx</text:p>
      <text:p text:style-name="Standard">import React, { useState } from 'react';</text:p>
      <text:p text:style-name="Standard"/>
      <text:p text:style-name="Standard">function App() {</text:p>
      <text:p text:style-name="Standard"><text:s text:c="2"/>const [name, setName] = useState('');</text:p>
      <text:p text:style-name="Standard"><text:s text:c="2"/>const [message, setMessage] = useState('');</text:p>
      <text:p text:style-name="Standard"/>
      <text:p text:style-name="Standard"><text:soft-page-break/><text:s text:c="2"/>const handleSubmit = () =&gt; {</text:p>
      <text:p text:style-name="Standard"><text:s text:c="4"/>setMessage(`Hello, ${name}!`);</text:p>
      <text:p text:style-name="Standard"><text:s text:c="2"/>};</text:p>
      <text:p text:style-name="Standard"/>
      <text:p text:style-name="Standard"><text:s text:c="2"/>return (</text:p>
      <text:p text:style-name="Standard"><text:s text:c="4"/>&lt;div&gt;</text:p>
      <text:p text:style-name="Standard"><text:s text:c="6"/>&lt;h1&gt;Simple React App&lt;/h1&gt;</text:p>
      <text:p text:style-name="Standard"><text:s text:c="6"/>&lt;input</text:p>
      <text:p text:style-name="Standard"><text:s text:c="8"/>type="text"</text:p>
      <text:p text:style-name="Standard"><text:s text:c="8"/>value={name}</text:p>
      <text:p text:style-name="Standard"><text:s text:c="8"/>onChange={(e) =&gt; setName(e.target.value)}</text:p>
      <text:p text:style-name="Standard"><text:s text:c="8"/>placeholder="Enter your name"</text:p>
      <text:p text:style-name="Standard"><text:s text:c="6"/>/&gt;</text:p>
      <text:p text:style-name="Standard"><text:s text:c="6"/>&lt;button onClick={handleSubmit}&gt;Submit&lt;/button&gt;</text:p>
      <text:p text:style-name="Standard"><text:s text:c="6"/>&lt;p&gt;{message}&lt;/p&gt;</text:p>
      <text:p text:style-name="Standard"><text:s text:c="4"/>&lt;/div&gt;</text:p>
      <text:p text:style-name="Standard"><text:s text:c="2"/>);</text:p>
      <text:p text:style-name="Standard">}</text:p>
      <text:p text:style-name="Standard"/>
      <text:p text:style-name="Standard">export default App;</text:p>
      <text:p text:style-name="Standard">```</text:p>
      <text:p text:style-name="Standard"/>
      <text:p text:style-name="Standard">### Conclusion</text:p>
      <text:p text:style-name="Standard">By following these steps, you can successfully port your Streamlit app into a React.js app, improving its scalability and maintainability. React's component-based architecture and powerful state management capabilities make it a great choice for building complex, scalable web applicat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22:01:58.959450645</meta:creation-date>
    <dc:date>2024-10-18T22:03:19.723696789</dc:date>
    <meta:editing-duration>PT1M21S</meta:editing-duration>
    <meta:editing-cycles>1</meta:editing-cycles>
    <meta:document-statistic meta:table-count="0" meta:image-count="0" meta:object-count="0" meta:page-count="3" meta:paragraph-count="89" meta:word-count="644" meta:character-count="4660" meta:non-whitespace-character-count="3792"/>
    <meta:generator>LibreOffice/7.3.7.2$Linux_X86_64 LibreOffice_project/30$Build-2</meta:generator>
  </office:meta>
</office:document-meta>
</file>